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A00000253D18BF1605872A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style:font-size-asian="42pt" style:font-size-complex="42pt"/>
    </style:style>
    <style:style style:name="P2" style:family="paragraph" style:parent-style-name="Standard">
      <style:paragraph-properties fo:text-align="end" style:justify-single-word="false"/>
      <style:text-properties fo:font-size="13pt" officeooo:rsid="00192055" officeooo:paragraph-rsid="00192055" style:font-size-asian="11.3500003814697pt" style:font-size-complex="13pt"/>
    </style:style>
    <style:style style:name="P3" style:family="paragraph" style:parent-style-name="Standard">
      <style:paragraph-properties fo:text-align="end" style:justify-single-word="false"/>
      <style:text-properties officeooo:paragraph-rsid="00192055"/>
    </style:style>
    <style:style style:name="P4" style:family="paragraph" style:parent-style-name="Standard">
      <style:paragraph-properties fo:text-align="center" style:justify-single-word="false"/>
      <style:text-properties fo:color="#bf0041" loext:opacity="100%" fo:font-size="42pt" fo:background-color="#fff5ce" style:font-size-asian="42pt" style:font-size-complex="42pt"/>
    </style:style>
    <style:style style:name="T1" style:family="text">
      <style:text-properties fo:font-size="13pt" officeooo:rsid="00192055" style:font-size-asian="11.3500003814697pt" style:font-size-complex="13pt"/>
    </style:style>
    <style:style style:name="T2" style:family="text">
      <style:text-properties fo:color="#bf004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Título del proyecto</text:p>
      <text:p text:style-name="P1"/>
      <text:p text:style-name="P1"/>
      <text:p text:style-name="P1"/>
      <text:p text:style-name="P1"/>
      <text:p text:style-name="P1"/>
      <text:p text:style-name="P2"><text:span text:style-name="T2">N</text:span>oelia Montes Romero</text:p>
      <text:p text:style-name="P2"><text:span text:style-name="T2">E</text:span>ric De la rosa Moya</text:p>
      <text:p text:style-name="P2"><text:span text:style-name="T2">C</text:span>hristopher Ayala Jurado</text:p>
      <text:p text:style-name="P2"><text:span text:style-name="T2">A</text:span>lejandro Samuel Coroiu</text:p>
      <text:p text:style-name="P3"><text:span text:style-name="T1">1º de ASI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s" fo:country="E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12.515cm" svg:y="-1.164cm" svg:width="3.112cm" svg:height="2.2cm" draw:z-index="0"><draw:image xlink:href="Pictures/100000010000034A00000253D18BF1605872A09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2:31:01.606484100</meta:creation-date>
    <dc:date>2026-03-03T13:22:55.270602252</dc:date>
    <meta:initial-creator>COROIU, ALEJANDRO SAMUEL</meta:initial-creator>
    <meta:editing-duration>PT13M4S</meta:editing-duration>
    <meta:generator>LibreOffice/7.5.6.2$Linux_X86_64 LibreOffice_project/50$Build-2</meta:generator>
    <meta:editing-cycles>1</meta:editing-cycles>
    <meta:document-statistic meta:table-count="0" meta:image-count="1" meta:object-count="0" meta:page-count="1" meta:paragraph-count="6" meta:word-count="20" meta:character-count="116" meta:non-whitespace-character-count="102"/>
    <meta:user-defined meta:name="AppVersion">15.0000</meta:user-defined>
    <meta:template xlink:type="simple" xlink:actuate="onRequest" xlink:title="Normal.dotm" xlink:href=""/>
  </office:meta>
</office:document-meta>
</file>